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TypeManager.getNode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Manager.getAll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Manager.ClientNodeTypeManager( RemoteNodeTypeManager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odeTypeManager.getPrimary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Manager.getMixin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